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Header">
      <style:text-properties officeooo:rsid="00185897" officeooo:paragraph-rsid="00185897"/>
    </style:style>
    <style:style style:name="P2" style:family="paragraph" style:parent-style-name="Standard">
      <style:text-properties officeooo:rsid="001986c7" officeooo:paragraph-rsid="001986c7"/>
    </style:style>
    <style:style style:name="P3" style:family="paragraph" style:parent-style-name="Standard">
      <style:text-properties officeooo:rsid="001a8566" officeooo:paragraph-rsid="001a8566"/>
    </style:style>
    <style:style style:name="P4" style:family="paragraph" style:parent-style-name="Standard">
      <style:text-properties officeooo:rsid="001bac21" officeooo:paragraph-rsid="001bac21"/>
    </style:style>
    <style:style style:name="P5" style:family="paragraph" style:parent-style-name="Standard">
      <style:text-properties fo:font-weight="bold" officeooo:rsid="00202498" officeooo:paragraph-rsid="00202498" style:font-weight-asian="bold" style:font-weight-complex="bold"/>
    </style:style>
    <style:style style:name="P6" style:family="paragraph" style:parent-style-name="Standard">
      <style:text-properties fo:font-weight="bold" officeooo:rsid="00264770" officeooo:paragraph-rsid="00264770" style:font-weight-asian="bold" style:font-weight-complex="bold"/>
    </style:style>
    <style:style style:name="P7" style:family="paragraph" style:parent-style-name="Standard">
      <style:text-properties fo:font-weight="bold" officeooo:rsid="002ac745" officeooo:paragraph-rsid="002ac745" style:font-weight-asian="bold" style:font-weight-complex="bold"/>
    </style:style>
    <style:style style:name="P8" style:family="paragraph" style:parent-style-name="Standard">
      <style:text-properties fo:font-weight="bold" officeooo:rsid="002ad59e" officeooo:paragraph-rsid="002ad59e" style:font-weight-asian="bold" style:font-weight-complex="bold"/>
    </style:style>
    <style:style style:name="P9" style:family="paragraph" style:parent-style-name="Standard">
      <style:text-properties fo:font-weight="bold" officeooo:rsid="002f5105" officeooo:paragraph-rsid="0031b912" style:font-weight-asian="bold" style:font-weight-complex="bold"/>
    </style:style>
    <style:style style:name="P10" style:family="paragraph" style:parent-style-name="Standard">
      <style:text-properties fo:font-weight="bold" officeooo:rsid="0034881a" officeooo:paragraph-rsid="0034881a" style:font-weight-asian="bold" style:font-weight-complex="bold"/>
    </style:style>
    <style:style style:name="P11" style:family="paragraph" style:parent-style-name="Standard">
      <style:text-properties fo:font-weight="normal" officeooo:rsid="001ce8ad" officeooo:paragraph-rsid="001e610b" style:font-weight-asian="normal" style:font-weight-complex="normal"/>
    </style:style>
    <style:style style:name="P12" style:family="paragraph" style:parent-style-name="Standard">
      <style:text-properties fo:font-weight="normal" officeooo:rsid="001e610b" officeooo:paragraph-rsid="001e610b" style:font-weight-asian="normal" style:font-weight-complex="normal"/>
    </style:style>
    <style:style style:name="P13" style:family="paragraph" style:parent-style-name="Standard">
      <style:text-properties fo:font-weight="normal" officeooo:rsid="002c7dff" officeooo:paragraph-rsid="002c7dff" style:font-weight-asian="normal" style:font-weight-complex="normal"/>
    </style:style>
    <style:style style:name="P14" style:family="paragraph" style:parent-style-name="Standard">
      <style:text-properties fo:font-style="normal" fo:font-weight="normal" officeooo:rsid="001986c7" officeooo:paragraph-rsid="001986c7" style:font-style-asian="normal" style:font-weight-asian="normal" style:font-style-complex="normal" style:font-weight-complex="normal"/>
    </style:style>
    <style:style style:name="P15" style:family="paragraph" style:parent-style-name="Standard">
      <style:text-properties fo:font-style="normal" fo:font-weight="normal" officeooo:rsid="001a8566" officeooo:paragraph-rsid="001a8566" style:font-style-asian="normal" style:font-weight-asian="normal" style:font-style-complex="normal" style:font-weight-complex="normal"/>
    </style:style>
    <style:style style:name="P16" style:family="paragraph" style:parent-style-name="Standard">
      <style:text-properties fo:font-style="normal" fo:font-weight="normal" officeooo:rsid="001bac21" officeooo:paragraph-rsid="001bac21" style:font-style-asian="normal" style:font-weight-asian="normal" style:font-style-complex="normal" style:font-weight-complex="normal"/>
    </style:style>
    <style:style style:name="P17" style:family="paragraph" style:parent-style-name="Standard">
      <style:text-properties fo:font-style="normal" fo:font-weight="normal" officeooo:rsid="001e2e88" officeooo:paragraph-rsid="001e2e88" style:font-style-asian="normal" style:font-weight-asian="normal" style:font-style-complex="normal" style:font-weight-complex="normal"/>
    </style:style>
    <style:style style:name="P18" style:family="paragraph" style:parent-style-name="Standard">
      <style:text-properties fo:font-style="normal" fo:font-weight="normal" officeooo:rsid="001e2e88" officeooo:paragraph-rsid="001e610b"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3f4fd" officeooo:paragraph-rsid="0023f4fd"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2ac745" officeooo:paragraph-rsid="002ac745"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ad59e" officeooo:paragraph-rsid="002ad59e"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382f2" officeooo:paragraph-rsid="003382f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3cc75a" officeooo:paragraph-rsid="003cc75a"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21275" officeooo:paragraph-rsid="003f2b71"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4d511" officeooo:paragraph-rsid="00431079"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458af8" officeooo:paragraph-rsid="00458af8"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67999" officeooo:paragraph-rsid="00467999"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69a42" officeooo:paragraph-rsid="00469a4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7edd3" officeooo:paragraph-rsid="0047edd3"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34" style:family="paragraph" style:parent-style-name="Standard">
      <style:text-properties fo:font-style="normal" style:text-underline-style="none" fo:font-weight="bold" officeooo:rsid="005156ab" officeooo:paragraph-rsid="005156ab" style:font-style-asian="normal" style:font-weight-asian="bold" style:font-style-complex="normal" style:font-weight-complex="bold"/>
    </style:style>
    <style:style style:name="P35" style:family="paragraph" style:parent-style-name="Standard">
      <style:text-properties style:text-underline-style="solid" style:text-underline-width="auto" style:text-underline-color="font-color" fo:font-weight="normal" officeooo:rsid="003f2b71" officeooo:paragraph-rsid="003f2b71"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421275" officeooo:paragraph-rsid="00421275"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431079" officeooo:paragraph-rsid="00431079"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458af8" officeooo:paragraph-rsid="00458af8" style:font-weight-asian="bold" style:font-weight-complex="bold"/>
    </style:style>
    <style:style style:name="P39" style:family="paragraph" style:parent-style-name="Standard">
      <style:text-properties fo:font-style="italic" style:text-underline-style="solid" style:text-underline-width="auto" style:text-underline-color="font-color" fo:font-weight="bold" officeooo:rsid="00467999" officeooo:paragraph-rsid="00467999" style:font-style-asian="italic" style:font-weight-asian="bold" style:font-style-complex="italic" style:font-weight-complex="bold"/>
    </style:style>
    <style:style style:name="P40" style:family="paragraph" style:parent-style-name="Standard">
      <style:text-properties fo:font-style="italic" style:text-underline-style="solid" style:text-underline-width="auto" style:text-underline-color="font-color" fo:font-weight="bold" officeooo:rsid="00469a42" officeooo:paragraph-rsid="00469a42" style:font-style-asian="italic" style:font-weight-asian="bold" style:font-style-complex="italic" style:font-weight-complex="bold"/>
    </style:style>
    <style:style style:name="P41" style:family="paragraph" style:parent-style-name="Standard">
      <style:text-properties fo:font-style="italic" style:text-underline-style="solid" style:text-underline-width="auto" style:text-underline-color="font-color" fo:font-weight="bold" officeooo:rsid="0047edd3" officeooo:paragraph-rsid="0047edd3" style:font-style-asian="italic" style:font-weight-asian="bold" style:font-style-complex="italic" style:font-weight-complex="bold"/>
    </style:style>
    <style:style style:name="P42" style:family="paragraph" style:parent-style-name="Standard">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43" style:family="paragraph" style:parent-style-name="Standard">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44" style:family="paragraph" style:parent-style-name="Standard">
      <style:text-properties style:font-name="Liberation Serif1" fo:font-style="normal" style:text-underline-style="none" fo:font-weight="bold" officeooo:rsid="00564516" officeooo:paragraph-rsid="00564516" style:font-style-asian="normal" style:font-weight-asian="bold" style:font-style-complex="normal" style:font-weight-complex="bold"/>
    </style:style>
    <style:style style:name="P45" style:family="paragraph" style:parent-style-name="Standard">
      <style:text-properties style:font-name="Liberation Serif1" fo:font-style="normal" style:text-underline-style="none" fo:font-weight="bold" officeooo:rsid="0057475e" officeooo:paragraph-rsid="0057475e" style:font-style-asian="normal" style:font-weight-asian="bold" style:font-style-complex="normal" style:font-weight-complex="bold"/>
    </style:style>
    <style:style style:name="P46" style:family="paragraph" style:parent-style-name="Standard">
      <style:text-properties style:font-name="Liberation Serif1" fo:font-style="normal" style:text-underline-style="none" fo:font-weight="bold" officeooo:rsid="00587281" officeooo:paragraph-rsid="00587281" style:font-style-asian="normal" style:font-weight-asian="bold" style:font-style-complex="normal" style:font-weight-complex="bold"/>
    </style:style>
    <style:style style:name="P47" style:family="paragraph" style:parent-style-name="Standard">
      <style:text-properties style:font-name="Liberation Serif1" fo:font-style="normal" style:text-underline-style="none" fo:font-weight="bold" officeooo:rsid="0059fb35" officeooo:paragraph-rsid="0059fb35" style:font-style-asian="normal" style:font-weight-asian="bold" style:font-style-complex="normal" style:font-weight-complex="bold"/>
    </style:style>
    <style:style style:name="P48" style:family="paragraph" style:parent-style-name="Standard">
      <style:text-properties style:font-name="Liberation Serif1" fo:font-style="normal" style:text-underline-style="none" fo:font-weight="bold" officeooo:rsid="005bbcdb" officeooo:paragraph-rsid="005bbcdb" style:font-style-asian="normal" style:font-weight-asian="bold" style:font-style-complex="normal" style:font-weight-complex="bold"/>
    </style:style>
    <style:style style:name="P49" style:family="paragraph" style:parent-style-name="Standard">
      <style:text-properties style:font-name="Liberation Serif1" fo:font-style="normal" style:text-underline-style="none" fo:font-weight="bold" officeooo:rsid="005c996a" officeooo:paragraph-rsid="005c996a" style:font-style-asian="normal" style:font-weight-asian="bold" style:font-style-complex="normal" style:font-weight-complex="bold"/>
    </style:style>
    <style:style style:name="P50" style:family="paragraph" style:parent-style-name="Standard">
      <style:text-properties style:font-name="Liberation Serif1" fo:font-style="normal" style:text-underline-style="none" fo:font-weight="bold" officeooo:rsid="005ee0ce" officeooo:paragraph-rsid="005ee0ce" style:font-style-asian="normal" style:font-weight-asian="bold" style:font-style-complex="normal" style:font-weight-complex="bold"/>
    </style:style>
    <style:style style:name="P51" style:family="paragraph" style:parent-style-name="Standard">
      <style:text-properties style:font-name="Liberation Serif1" fo:font-style="normal" style:text-underline-style="none" fo:font-weight="bold" officeooo:rsid="0062088f" officeooo:paragraph-rsid="0062088f" style:font-style-asian="normal" style:font-weight-asian="bold" style:font-style-complex="normal" style:font-weight-complex="bold"/>
    </style:style>
    <style:style style:name="P52" style:family="paragraph" style:parent-style-name="Standard">
      <style:text-properties style:font-name="Liberation Serif1" fo:font-style="normal" style:text-underline-style="none" fo:font-weight="bold" officeooo:rsid="0063a3ce" officeooo:paragraph-rsid="0063a3ce" style:font-style-asian="normal" style:font-weight-asian="bold" style:font-style-complex="normal" style:font-weight-complex="bold"/>
    </style:style>
    <style:style style:name="P53" style:family="paragraph" style:parent-style-name="Standard">
      <style:text-properties style:font-name="Liberation Serif1" fo:font-style="normal" style:text-underline-style="none" fo:font-weight="bold" officeooo:rsid="0064589f" officeooo:paragraph-rsid="0064589f" style:font-style-asian="normal" style:font-weight-asian="bold" style:font-style-complex="normal" style:font-weight-complex="bold"/>
    </style:style>
    <style:style style:name="P54" style:family="paragraph" style:parent-style-name="Standard">
      <style:text-properties style:font-name="Liberation Serif1" fo:font-style="normal" style:text-underline-style="solid" style:text-underline-width="auto" style:text-underline-color="font-color" fo:font-weight="bold" officeooo:rsid="00665426" officeooo:paragraph-rsid="00665426" style:font-style-asian="normal" style:font-weight-asian="bold" style:font-style-complex="normal" style:font-weight-complex="bold"/>
    </style:style>
    <style:style style:name="P55" style:family="paragraph" style:parent-style-name="Table_20_Contents">
      <style:text-properties officeooo:rsid="004e9c11" officeooo:paragraph-rsid="004e9c11"/>
    </style:style>
    <style:style style:name="P56" style:family="paragraph" style:parent-style-name="Table_20_Contents">
      <style:paragraph-properties fo:text-align="center" style:justify-single-word="false"/>
      <style:text-properties fo:font-weight="bold" officeooo:rsid="004e9c11" officeooo:paragraph-rsid="004e9c11" style:font-weight-asian="bold" style:font-weight-complex="bold"/>
    </style:style>
    <style:style style:name="P57" style:family="paragraph" style:parent-style-name="Table_20_Contents">
      <style:paragraph-properties fo:text-align="start" style:justify-single-word="false"/>
      <style:text-properties fo:font-weight="bold" officeooo:rsid="004e9c11" officeooo:paragraph-rsid="004e9c11" style:font-weight-asian="bold" style:font-weight-complex="bold"/>
    </style:style>
    <style:style style:name="P58" style:family="paragraph" style:parent-style-name="Table_20_Contents">
      <style:text-properties fo:font-weight="normal" officeooo:rsid="004e9c11" officeooo:paragraph-rsid="004e9c11" style:font-weight-asian="normal" style:font-weight-complex="normal"/>
    </style:style>
    <style:style style:name="P59" style:family="paragraph" style:parent-style-name="Table_20_Contents">
      <style:paragraph-properties fo:text-align="center" style:justify-single-word="false"/>
      <style:text-properties fo:font-weight="normal" officeooo:rsid="004e9c11" officeooo:paragraph-rsid="004e9c11" style:font-weight-asian="normal" style:font-weight-complex="normal"/>
    </style:style>
    <style:style style:name="P60" style:family="paragraph" style:parent-style-name="Standard">
      <style:paragraph-properties fo:margin-left="2.501cm" fo:margin-right="0cm" fo:text-indent="0cm" style:auto-text-indent="false"/>
      <style:text-properties style:font-name="Nimbus Mono L" fo:font-style="normal" style:text-underline-style="none" fo:font-weight="bold" officeooo:rsid="005156ab" officeooo:paragraph-rsid="005156ab" style:font-style-asian="normal" style:font-weight-asian="bold" style:font-style-complex="normal" style:font-weight-complex="bold"/>
    </style:style>
    <style:style style:name="P61" style:family="paragraph" style:parent-style-name="Standard">
      <style:paragraph-properties fo:margin-left="0cm" fo:margin-right="0cm" fo:text-indent="0cm" style:auto-text-indent="false"/>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62" style:family="paragraph" style:parent-style-name="Standard" style:list-style-name="L1">
      <style:text-properties officeooo:rsid="001a8566" officeooo:paragraph-rsid="001a8566"/>
    </style:style>
    <style:style style:name="P63" style:family="paragraph" style:parent-style-name="Standard" style:list-style-name="L2">
      <style:text-properties fo:font-style="normal" fo:font-weight="normal" officeooo:rsid="001e610b" officeooo:paragraph-rsid="001e610b" style:font-style-asian="normal" style:font-weight-asian="normal" style:font-style-complex="normal" style:font-weight-complex="normal"/>
    </style:style>
    <style:style style:name="P64" style:family="paragraph" style:parent-style-name="Standard" style:list-style-name="L3">
      <style:text-properties fo:font-style="normal" fo:font-weight="normal" officeooo:rsid="001e2e88" officeooo:paragraph-rsid="001e610b" style:font-style-asian="normal" style:font-weight-asian="normal" style:font-style-complex="normal" style:font-weight-complex="normal"/>
    </style:style>
    <style:style style:name="P65" style:family="paragraph" style:parent-style-name="Standard" style:list-style-name="L4">
      <style:text-properties fo:font-style="normal" fo:font-weight="normal" officeooo:rsid="00202498" officeooo:paragraph-rsid="00202498" style:font-style-asian="normal" style:font-weight-asian="normal" style:font-style-complex="normal" style:font-weight-complex="normal"/>
    </style:style>
    <style:style style:name="P66" style:family="paragraph" style:parent-style-name="Standard" style:list-style-name="L4">
      <style:text-properties fo:font-style="normal" fo:font-weight="normal" officeooo:rsid="0021f092" officeooo:paragraph-rsid="0021f092" style:font-style-asian="normal" style:font-weight-asian="normal" style:font-style-complex="normal" style:font-weight-complex="normal"/>
    </style:style>
    <style:style style:name="P67" style:family="paragraph" style:parent-style-name="Standard" style:list-style-name="L5">
      <style:text-properties fo:font-style="normal" style:text-underline-style="none" fo:font-weight="normal" officeooo:rsid="002797f5" officeooo:paragraph-rsid="002797f5" style:font-style-asian="normal" style:font-weight-asian="normal" style:font-style-complex="normal" style:font-weight-complex="normal"/>
    </style:style>
    <style:style style:name="P68" style:family="paragraph" style:parent-style-name="Standard" style:list-style-name="L5">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69" style:family="paragraph" style:parent-style-name="Standard" style:list-style-name="L7">
      <style:text-properties fo:font-style="normal" style:text-underline-style="none" fo:font-weight="normal" officeooo:rsid="00376ee1" officeooo:paragraph-rsid="00376ee1" style:font-style-asian="normal" style:font-weight-asian="normal" style:font-style-complex="normal" style:font-weight-complex="normal"/>
    </style:style>
    <style:style style:name="P70" style:family="paragraph" style:parent-style-name="Standard" style:list-style-name="L7">
      <style:text-properties fo:font-style="normal" style:text-underline-style="none" fo:font-weight="normal" officeooo:rsid="0037b2c6" officeooo:paragraph-rsid="0037b2c6" style:font-style-asian="normal" style:font-weight-asian="normal" style:font-style-complex="normal" style:font-weight-complex="normal"/>
    </style:style>
    <style:style style:name="P71" style:family="paragraph" style:parent-style-name="Standard" style:list-style-name="L7">
      <style:text-properties fo:font-style="normal" style:text-underline-style="none" fo:font-weight="normal" officeooo:rsid="003af17e" officeooo:paragraph-rsid="003af17e" style:font-style-asian="normal" style:font-weight-asian="normal" style:font-style-complex="normal" style:font-weight-complex="normal"/>
    </style:style>
    <style:style style:name="P72" style:family="paragraph" style:parent-style-name="Standard" style:list-style-name="L8">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73" style:family="paragraph" style:parent-style-name="Standard" style:list-style-name="L9">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74" style:family="paragraph" style:parent-style-name="Standard" style:list-style-name="L10">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75" style:family="paragraph" style:parent-style-name="Standard" style:list-style-name="L4">
      <style:text-properties fo:font-weight="bold" officeooo:rsid="00202498" officeooo:paragraph-rsid="00202498" style:font-weight-asian="bold" style:font-weight-complex="bold"/>
    </style:style>
    <style:style style:name="P76" style:family="paragraph" style:parent-style-name="Standard" style:list-style-name="L4">
      <style:text-properties fo:font-weight="bold" officeooo:rsid="0021a97e" officeooo:paragraph-rsid="0021a97e" style:font-weight-asian="bold" style:font-weight-complex="bold"/>
    </style:style>
    <style:style style:name="P77" style:family="paragraph" style:parent-style-name="Standard" style:list-style-name="L4">
      <style:text-properties fo:font-weight="bold" officeooo:rsid="00236864" officeooo:paragraph-rsid="00236864" style:font-weight-asian="bold" style:font-weight-complex="bold"/>
    </style:style>
    <style:style style:name="P78" style:family="paragraph" style:parent-style-name="Standard" style:list-style-name="L4">
      <style:text-properties fo:font-weight="bold" officeooo:rsid="0023f4fd" officeooo:paragraph-rsid="0023f4fd" style:font-weight-asian="bold" style:font-weight-complex="bold"/>
    </style:style>
    <style:style style:name="P79" style:family="paragraph" style:parent-style-name="Standard" style:list-style-name="L5">
      <style:text-properties fo:font-weight="bold" officeooo:rsid="002797f5" officeooo:paragraph-rsid="002797f5" style:font-weight-asian="bold" style:font-weight-complex="bold"/>
    </style:style>
    <style:style style:name="P80" style:family="paragraph" style:parent-style-name="Standard" style:list-style-name="L5">
      <style:text-properties fo:font-weight="bold" officeooo:rsid="0027c60c" officeooo:paragraph-rsid="0027c60c" style:font-weight-asian="bold" style:font-weight-complex="bold"/>
    </style:style>
    <style:style style:name="P81" style:family="paragraph" style:parent-style-name="Standard" style:list-style-name="L7">
      <style:text-properties fo:font-weight="bold" officeooo:rsid="003588d5" officeooo:paragraph-rsid="003588d5" style:font-weight-asian="bold" style:font-weight-complex="bold"/>
    </style:style>
    <style:style style:name="P82" style:family="paragraph" style:parent-style-name="Standard" style:list-style-name="L6">
      <style:text-properties officeooo:paragraph-rsid="0031b912"/>
    </style:style>
    <style:style style:name="P83" style:family="paragraph" style:parent-style-name="Standard" style:list-style-name="L6">
      <style:text-properties officeooo:rsid="0031b912" officeooo:paragraph-rsid="0031b912"/>
    </style:style>
    <style:style style:name="P84" style:family="paragraph" style:parent-style-name="Standard" style:list-style-name="L6">
      <style:text-properties officeooo:rsid="003382f2" officeooo:paragraph-rsid="003382f2"/>
    </style:style>
    <style:style style:name="P85" style:family="paragraph" style:parent-style-name="Standard" style:list-style-name="L7">
      <style:text-properties fo:font-weight="normal" officeooo:rsid="0034881a" officeooo:paragraph-rsid="0034881a" style:font-weight-asian="normal" style:font-weight-complex="normal"/>
    </style:style>
    <style:style style:name="P86" style:family="paragraph" style:parent-style-name="Standard" style:list-style-name="L7">
      <style:text-properties fo:font-weight="normal" officeooo:rsid="003588d5" officeooo:paragraph-rsid="003588d5" style:font-weight-asian="normal" style:font-weight-complex="normal"/>
    </style:style>
    <style:style style:name="P87" style:family="paragraph" style:parent-style-name="Standard" style:list-style-name="L7">
      <style:text-properties fo:font-weight="normal" officeooo:rsid="00376ee1" officeooo:paragraph-rsid="00376ee1" style:font-weight-asian="normal" style:font-weight-complex="normal"/>
    </style:style>
    <style:style style:name="P88" style:family="paragraph" style:parent-style-name="Standard" style:list-style-name="L7">
      <style:text-properties style:text-underline-style="solid" style:text-underline-width="auto" style:text-underline-color="font-color" fo:font-weight="normal" officeooo:rsid="0037b2c6" officeooo:paragraph-rsid="0037b2c6" style:font-weight-asian="normal" style:font-weight-complex="normal"/>
    </style:style>
    <style:style style:name="P89" style:family="paragraph" style:parent-style-name="Standard" style:list-style-name="L7">
      <style:text-properties style:text-underline-style="solid" style:text-underline-width="auto" style:text-underline-color="font-color" fo:font-weight="normal" officeooo:rsid="00380613" officeooo:paragraph-rsid="00380613" style:font-weight-asian="normal" style:font-weight-complex="normal"/>
    </style:style>
    <style:style style:name="P90" style:family="paragraph" style:parent-style-name="Standard" style:list-style-name="L7">
      <style:text-properties style:text-underline-style="solid" style:text-underline-width="auto" style:text-underline-color="font-color" fo:font-weight="normal" officeooo:rsid="003bc966" officeooo:paragraph-rsid="003bc966" style:font-weight-asian="normal" style:font-weight-complex="normal"/>
    </style:style>
    <style:style style:name="P91" style:family="paragraph" style:parent-style-name="Standard" style:list-style-name="L7">
      <style:text-properties style:text-underline-style="solid" style:text-underline-width="auto" style:text-underline-color="font-color" fo:font-weight="normal" officeooo:rsid="003cc75a" officeooo:paragraph-rsid="003cc75a" style:font-weight-asian="normal" style:font-weight-complex="normal"/>
    </style:style>
    <style:style style:name="P92" style:family="paragraph" style:parent-style-name="Standard" style:list-style-name="L7">
      <style:text-properties style:text-underline-style="solid" style:text-underline-width="auto" style:text-underline-color="font-color" fo:font-weight="bold" officeooo:rsid="0038d130" officeooo:paragraph-rsid="0038d130" style:font-weight-asian="bold" style:font-weight-complex="bold"/>
    </style:style>
    <style:style style:name="P93" style:family="paragraph" style:parent-style-name="Standard" style:list-style-name="L8">
      <style:text-properties style:text-underline-style="solid" style:text-underline-width="auto" style:text-underline-color="font-color" fo:font-weight="bold" officeooo:rsid="0049d3f7" officeooo:paragraph-rsid="0049d3f7" style:font-weight-asian="bold" style:font-weight-complex="bold"/>
    </style:style>
    <style:style style:name="P94" style:family="paragraph" style:parent-style-name="Standard" style:list-style-name="L9">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95" style:family="paragraph" style:parent-style-name="Standard" style:list-style-name="L10">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96" style:family="paragraph" style:parent-style-name="Standard" style:list-style-name="L11">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97" style:family="paragraph" style:parent-style-name="Standard" style:list-style-name="L11">
      <style:text-properties style:font-name="Liberation Serif1" fo:font-style="normal" style:text-underline-style="none" fo:font-weight="normal" officeooo:rsid="005574b3" officeooo:paragraph-rsid="005574b3" style:font-style-asian="normal" style:font-weight-asian="normal" style:font-style-complex="normal" style:font-weight-complex="normal"/>
    </style:style>
    <style:style style:name="P98" style:family="paragraph" style:parent-style-name="Standard">
      <style:text-properties style:font-name="Liberation Serif1" fo:font-style="normal" style:text-underline-style="none" fo:font-weight="normal" officeooo:rsid="005574b3" officeooo:paragraph-rsid="005574b3" style:font-style-asian="normal" style:font-weight-asian="normal" style:font-style-complex="normal" style:font-weight-complex="normal"/>
    </style:style>
    <style:style style:name="P99" style:family="paragraph" style:parent-style-name="Standard">
      <style:text-properties style:font-name="Liberation Serif1" fo:font-style="normal" style:text-underline-style="none" fo:font-weight="normal" officeooo:rsid="00564516" officeooo:paragraph-rsid="00564516" style:font-style-asian="normal" style:font-weight-asian="normal" style:font-style-complex="normal" style:font-weight-complex="normal"/>
    </style:style>
    <style:style style:name="P100" style:family="paragraph" style:parent-style-name="Standard">
      <style:text-properties style:font-name="Liberation Serif1" fo:font-style="normal" style:text-underline-style="none" fo:font-weight="normal" officeooo:rsid="0057475e" officeooo:paragraph-rsid="0057475e" style:font-style-asian="normal" style:font-weight-asian="normal" style:font-style-complex="normal" style:font-weight-complex="normal"/>
    </style:style>
    <style:style style:name="P101" style:family="paragraph" style:parent-style-name="Standard" style:list-style-name="L12">
      <style:text-properties style:font-name="Liberation Serif1" fo:font-style="normal" style:text-underline-style="none" fo:font-weight="normal" officeooo:rsid="00587281" officeooo:paragraph-rsid="00587281" style:font-style-asian="normal" style:font-weight-asian="normal" style:font-style-complex="normal" style:font-weight-complex="normal"/>
    </style:style>
    <style:style style:name="P102" style:family="paragraph" style:parent-style-name="Standard">
      <style:text-properties style:font-name="Liberation Serif1" fo:font-style="normal" style:text-underline-style="none" fo:font-weight="normal" officeooo:rsid="00587281" officeooo:paragraph-rsid="00587281" style:font-style-asian="normal" style:font-weight-asian="normal" style:font-style-complex="normal" style:font-weight-complex="normal"/>
    </style:style>
    <style:style style:name="P103" style:family="paragraph" style:parent-style-name="Standard">
      <style:text-properties style:font-name="Liberation Serif1" fo:font-style="normal" style:text-underline-style="none" fo:font-weight="normal" officeooo:rsid="0059fb35" officeooo:paragraph-rsid="0059fb35" style:font-style-asian="normal" style:font-weight-asian="normal" style:font-style-complex="normal" style:font-weight-complex="normal"/>
    </style:style>
    <style:style style:name="P104" style:family="paragraph" style:parent-style-name="Standard">
      <style:text-properties style:font-name="Liberation Serif1" fo:font-style="normal" style:text-underline-style="none" fo:font-weight="normal" officeooo:rsid="005c6f2e" officeooo:paragraph-rsid="005bbcdb" style:font-style-asian="normal" style:font-weight-asian="normal" style:font-style-complex="normal" style:font-weight-complex="normal"/>
    </style:style>
    <style:style style:name="P105" style:family="paragraph" style:parent-style-name="Standard" style:list-style-name="L13">
      <style:text-properties style:font-name="Liberation Serif1" fo:font-style="normal" style:text-underline-style="none" fo:font-weight="normal" officeooo:rsid="005ee0ce" officeooo:paragraph-rsid="005ee0ce" style:font-style-asian="normal" style:font-weight-asian="normal" style:font-style-complex="normal" style:font-weight-complex="normal"/>
    </style:style>
    <style:style style:name="P106" style:family="paragraph" style:parent-style-name="Standard">
      <style:text-properties style:font-name="Liberation Serif1" fo:font-style="normal" style:text-underline-style="none" fo:font-weight="normal" officeooo:rsid="005ee0ce" officeooo:paragraph-rsid="005ee0ce" style:font-style-asian="normal" style:font-weight-asian="normal" style:font-style-complex="normal" style:font-weight-complex="normal"/>
    </style:style>
    <style:style style:name="P107" style:family="paragraph" style:parent-style-name="Standard" style:list-style-name="L13">
      <style:text-properties style:font-name="Liberation Serif1" fo:font-style="normal" style:text-underline-style="none" fo:font-weight="normal" officeooo:rsid="005fdd6a" officeooo:paragraph-rsid="005fdd6a" style:font-style-asian="normal" style:font-weight-asian="normal" style:font-style-complex="normal" style:font-weight-complex="normal"/>
    </style:style>
    <style:style style:name="P108" style:family="paragraph" style:parent-style-name="Standard">
      <style:text-properties style:font-name="Liberation Serif1" fo:font-style="normal" style:text-underline-style="none" fo:font-weight="normal" officeooo:rsid="0062088f" officeooo:paragraph-rsid="0062088f" style:font-style-asian="normal" style:font-weight-asian="normal" style:font-style-complex="normal" style:font-weight-complex="normal"/>
    </style:style>
    <style:style style:name="P109" style:family="paragraph" style:parent-style-name="Standard">
      <style:text-properties style:font-name="Liberation Serif1" fo:font-style="normal" style:text-underline-style="none" fo:font-weight="normal" officeooo:rsid="0063a3ce" officeooo:paragraph-rsid="0063a3ce" style:font-style-asian="normal" style:font-weight-asian="normal" style:font-style-complex="normal" style:font-weight-complex="normal"/>
    </style:style>
    <style:style style:name="P110" style:family="paragraph" style:parent-style-name="Standard" style:list-style-name="L14">
      <style:text-properties style:font-name="Liberation Serif1" fo:font-style="normal" style:text-underline-style="none" fo:font-weight="normal" officeooo:rsid="0064589f" officeooo:paragraph-rsid="0064589f" style:font-style-asian="normal" style:font-weight-asian="normal" style:font-style-complex="normal" style:font-weight-complex="normal"/>
    </style:style>
    <style:style style:name="P111" style:family="paragraph" style:parent-style-name="Standard">
      <style:text-properties style:font-name="Liberation Serif1" fo:font-style="normal" style:text-underline-style="none" fo:font-weight="normal" officeooo:rsid="00650342" officeooo:paragraph-rsid="006475b4" style:font-style-asian="normal" style:font-weight-asian="normal" style:font-style-complex="normal" style:font-weight-complex="normal"/>
    </style:style>
    <style:style style:name="P112" style:family="paragraph" style:parent-style-name="Standard">
      <style:text-properties style:font-name="Liberation Serif1" fo:font-style="normal" style:text-underline-style="none" fo:font-weight="normal" officeooo:rsid="00665426" officeooo:paragraph-rsid="00665426" style:font-style-asian="normal" style:font-weight-asian="normal" style:font-style-complex="normal" style:font-weight-complex="normal"/>
    </style:style>
    <style:style style:name="P113" style:family="paragraph" style:parent-style-name="Standard" style:list-style-name="L14">
      <style:text-properties style:font-name="Liberation Serif1" fo:font-style="normal" style:text-underline-style="solid" style:text-underline-width="auto" style:text-underline-color="font-color" fo:font-weight="bold" officeooo:rsid="0064589f" officeooo:paragraph-rsid="0064589f" style:font-style-asian="normal" style:font-weight-asian="bold" style:font-style-complex="normal" style:font-weight-complex="bold"/>
    </style:style>
    <style:style style:name="P114" style:family="paragraph" style:parent-style-name="Standard" style:list-style-name="L14">
      <style:text-properties style:font-name="Liberation Serif1" fo:font-style="normal" style:text-underline-style="solid" style:text-underline-width="auto" style:text-underline-color="font-color" fo:font-weight="bold" officeooo:rsid="006475b4" officeooo:paragraph-rsid="006475b4" style:font-style-asian="normal" style:font-weight-asian="bold" style:font-style-complex="normal" style:font-weight-complex="bold"/>
    </style:style>
    <style:style style:name="P115" style:family="paragraph" style:parent-style-name="Standard">
      <style:text-properties style:font-name="Liberation Serif1" fo:font-style="normal" style:text-underline-style="solid" style:text-underline-width="auto" style:text-underline-color="font-color" fo:font-weight="bold" officeooo:rsid="0067f1a0" officeooo:paragraph-rsid="0067f1a0" style:font-style-asian="normal" style:font-weight-asian="bold" style:font-style-complex="normal" style:font-weight-complex="bold"/>
    </style:style>
    <style:style style:name="P116" style:family="paragraph" style:parent-style-name="Standard">
      <style:text-properties style:font-name="Liberation Serif1" fo:font-style="normal" style:text-underline-style="solid" style:text-underline-width="auto" style:text-underline-color="font-color" fo:font-weight="bold" officeooo:rsid="006a0110" officeooo:paragraph-rsid="006a0110" style:font-style-asian="normal" style:font-weight-asian="bold" style:font-style-complex="normal" style:font-weight-complex="bold"/>
    </style:style>
    <style:style style:name="P117" style:family="paragraph" style:parent-style-name="Standard" style:list-style-name="L15">
      <style:text-properties style:font-name="Liberation Serif1" fo:font-style="normal" style:text-underline-style="solid" style:text-underline-width="auto" style:text-underline-color="font-color" fo:font-weight="bold" officeooo:rsid="006a0110" officeooo:paragraph-rsid="006a0110" style:font-style-asian="normal" style:font-weight-asian="bold" style:font-style-complex="normal" style:font-weight-complex="bold"/>
    </style:style>
    <style:style style:name="P118" style:family="paragraph" style:parent-style-name="Standard" style:list-style-name="L16">
      <style:text-properties style:font-name="Liberation Serif1" fo:font-style="normal" style:text-underline-style="solid" style:text-underline-width="auto" style:text-underline-color="font-color" fo:font-weight="bold" officeooo:rsid="006bd168" officeooo:paragraph-rsid="006bd168" style:font-style-asian="normal" style:font-weight-asian="bold" style:font-style-complex="normal" style:font-weight-complex="bold"/>
    </style:style>
    <style:style style:name="P119" style:family="paragraph" style:parent-style-name="Standard">
      <style:text-properties style:font-name="Liberation Serif1" fo:font-style="normal" style:text-underline-style="solid" style:text-underline-width="auto" style:text-underline-color="font-color" fo:font-weight="bold" officeooo:rsid="006bd168" officeooo:paragraph-rsid="006bd168" style:font-style-asian="normal" style:font-weight-asian="bold" style:font-style-complex="normal" style:font-weight-complex="bold"/>
    </style:style>
    <style:style style:name="P120" style:family="paragraph" style:parent-style-name="Standard">
      <style:text-properties style:font-name="Liberation Serif1" fo:font-style="normal" style:text-underline-style="solid" style:text-underline-width="auto" style:text-underline-color="font-color" fo:font-weight="bold" officeooo:rsid="006c3173" officeooo:paragraph-rsid="006c3173" style:font-style-asian="normal" style:font-weight-asian="bold" style:font-style-complex="normal" style:font-weight-complex="bold"/>
    </style:style>
    <style:style style:name="P121" style:family="paragraph" style:parent-style-name="Standard" style:list-style-name="L17">
      <style:text-properties style:font-name="Liberation Serif1" fo:font-style="normal" style:text-underline-style="solid" style:text-underline-width="auto" style:text-underline-color="font-color" fo:font-weight="bold" officeooo:rsid="006c3173" officeooo:paragraph-rsid="006c3173" style:font-style-asian="normal" style:font-weight-asian="bold" style:font-style-complex="normal" style:font-weight-complex="bold"/>
    </style:style>
    <style:style style:name="P122" style:family="paragraph" style:parent-style-name="Standard" style:list-style-name="L17">
      <style:text-properties style:font-name="Liberation Serif1" fo:font-style="normal" style:text-underline-style="solid" style:text-underline-width="auto" style:text-underline-color="font-color" fo:font-weight="bold" officeooo:rsid="006ce352" officeooo:paragraph-rsid="006ce352" style:font-style-asian="normal" style:font-weight-asian="bold" style:font-style-complex="normal" style:font-weight-complex="bold"/>
    </style:style>
    <style:style style:name="P123" style:family="paragraph" style:parent-style-name="Standard" style:list-style-name="L17">
      <style:text-properties style:font-name="Liberation Serif1" fo:font-style="normal" style:text-underline-style="solid" style:text-underline-width="auto" style:text-underline-color="font-color" fo:font-weight="bold" officeooo:rsid="006ec31d" officeooo:paragraph-rsid="006ec31d" style:font-style-asian="normal" style:font-weight-asian="bold" style:font-style-complex="normal" style:font-weight-complex="bold"/>
    </style:style>
    <style:style style:name="P124" style:family="paragraph" style:parent-style-name="Standard" style:list-style-name="L17">
      <style:text-properties style:font-name="Liberation Serif1" fo:font-style="normal" style:text-underline-style="solid" style:text-underline-width="auto" style:text-underline-color="font-color" fo:font-weight="bold" officeooo:rsid="006fcf5a" officeooo:paragraph-rsid="006fcf5a" style:font-style-asian="normal" style:font-weight-asian="bold" style:font-style-complex="normal" style:font-weight-complex="bold"/>
    </style:style>
    <style:style style:name="P125" style:family="paragraph" style:parent-style-name="Standard" style:list-style-name="L17">
      <style:text-properties style:font-name="Liberation Serif1" fo:font-style="normal" style:text-underline-style="solid" style:text-underline-width="auto" style:text-underline-color="font-color" fo:font-weight="bold" officeooo:rsid="0071baf9" officeooo:paragraph-rsid="0071baf9" style:font-style-asian="normal" style:font-weight-asian="bold" style:font-style-complex="normal" style:font-weight-complex="bold"/>
    </style:style>
    <style:style style:name="P126" style:family="paragraph" style:parent-style-name="Standard" style:list-style-name="L17">
      <style:text-properties style:font-name="Liberation Serif1" fo:font-style="normal" style:text-underline-style="solid" style:text-underline-width="auto" style:text-underline-color="font-color" fo:font-weight="bold" officeooo:rsid="00728db7" officeooo:paragraph-rsid="00728db7" style:font-style-asian="normal" style:font-weight-asian="bold" style:font-style-complex="normal" style:font-weight-complex="bold"/>
    </style:style>
    <style:style style:name="P127" style:family="paragraph" style:parent-style-name="Standard" style:list-style-name="L17">
      <style:text-properties style:font-name="Liberation Serif1" fo:font-style="normal" style:text-underline-style="solid" style:text-underline-width="auto" style:text-underline-color="font-color" fo:font-weight="bold" officeooo:rsid="0072acf4" officeooo:paragraph-rsid="0072acf4" style:font-style-asian="normal" style:font-weight-asian="bold" style:font-style-complex="normal" style:font-weight-complex="bold"/>
    </style:style>
    <style:style style:name="P128" style:family="paragraph" style:parent-style-name="Standard" style:list-style-name="L17">
      <style:text-properties style:font-name="Liberation Serif1" fo:font-style="normal" style:text-underline-style="solid" style:text-underline-width="auto" style:text-underline-color="font-color" fo:font-weight="bold" officeooo:rsid="00738522" officeooo:paragraph-rsid="00738522" style:font-style-asian="normal" style:font-weight-asian="bold" style:font-style-complex="normal" style:font-weight-complex="bold"/>
    </style:style>
    <style:style style:name="P129" style:family="paragraph" style:parent-style-name="Standard">
      <style:text-properties style:font-name="Liberation Serif1" fo:font-style="normal" style:text-underline-style="solid" style:text-underline-width="auto" style:text-underline-color="font-color" fo:font-weight="bold" officeooo:rsid="00738522" officeooo:paragraph-rsid="00738522" style:font-style-asian="normal" style:font-weight-asian="bold" style:font-style-complex="normal" style:font-weight-complex="bold"/>
    </style:style>
    <style:style style:name="P130" style:family="paragraph" style:parent-style-name="Standard">
      <style:text-properties style:font-name="Liberation Serif1" fo:font-style="normal" style:text-underline-style="solid" style:text-underline-width="auto" style:text-underline-color="font-color" fo:font-weight="bold" officeooo:rsid="0074cb96" officeooo:paragraph-rsid="0074cb96" style:font-style-asian="normal" style:font-weight-asian="bold" style:font-style-complex="normal" style:font-weight-complex="bold"/>
    </style:style>
    <style:style style:name="P131" style:family="paragraph" style:parent-style-name="Standard" style:list-style-name="L18">
      <style:text-properties style:font-name="Liberation Serif1" fo:font-style="normal" style:text-underline-style="solid" style:text-underline-width="auto" style:text-underline-color="font-color" fo:font-weight="bold" officeooo:rsid="0074cb96" officeooo:paragraph-rsid="0074cb96" style:font-style-asian="normal" style:font-weight-asian="bold" style:font-style-complex="normal" style:font-weight-complex="bold"/>
    </style:style>
    <style:style style:name="P132" style:family="paragraph" style:parent-style-name="Standard" style:list-style-name="L17">
      <style:text-properties style:font-name="Liberation Serif1" fo:font-style="normal" style:text-underline-style="solid" style:text-underline-width="auto" style:text-underline-color="font-color" fo:font-weight="bold" officeooo:rsid="0076bdea" officeooo:paragraph-rsid="0076bdea" style:font-style-asian="normal" style:font-weight-asian="bold" style:font-style-complex="normal" style:font-weight-complex="bold"/>
    </style:style>
    <style:style style:name="P133" style:family="paragraph" style:parent-style-name="Standard" style:list-style-name="L16">
      <style:text-properties style:font-name="Liberation Serif1" fo:font-style="normal" style:text-underline-style="solid" style:text-underline-width="auto" style:text-underline-color="font-color" fo:font-weight="bold" officeooo:rsid="007707ee" officeooo:paragraph-rsid="007707ee" style:font-style-asian="normal" style:font-weight-asian="bold" style:font-style-complex="normal" style:font-weight-complex="bold"/>
    </style:style>
    <style:style style:name="P134" style:family="paragraph" style:parent-style-name="Standard">
      <style:paragraph-properties fo:text-align="center" style:justify-single-word="false"/>
      <style:text-properties style:font-name="Liberation Serif1" fo:font-style="normal" style:text-underline-style="solid" style:text-underline-width="auto" style:text-underline-color="font-color" fo:font-weight="bold" officeooo:rsid="00789641" officeooo:paragraph-rsid="00789641" style:font-style-asian="normal" style:font-weight-asian="bold" style:font-style-complex="normal" style:font-weight-complex="bold"/>
    </style:style>
    <style:style style:name="P135" style:family="paragraph" style:parent-style-name="Standard">
      <style:paragraph-properties fo:margin-left="1.251cm" fo:margin-right="0cm" fo:text-indent="0cm" style:auto-text-indent="false"/>
      <style:text-properties style:font-name="Nimbus Mono L" fo:font-style="normal" style:text-underline-style="none" fo:font-weight="normal" officeooo:rsid="005156ab" officeooo:paragraph-rsid="005156ab" style:font-style-asian="normal" style:font-weight-asian="normal" style:font-style-complex="normal" style:font-weight-complex="normal"/>
    </style:style>
    <style:style style:name="P136" style:family="paragraph" style:parent-style-name="Standard">
      <style:paragraph-properties fo:margin-left="1.251cm" fo:margin-right="0cm" fo:text-indent="0cm" style:auto-text-indent="false"/>
      <style:text-properties style:font-name="Nimbus Mono L" fo:font-style="normal" style:text-underline-style="none" fo:font-weight="normal" officeooo:rsid="00534f0f" officeooo:paragraph-rsid="00534f0f" style:font-style-asian="normal" style:font-weight-asian="normal" style:font-style-complex="normal" style:font-weight-complex="normal"/>
    </style:style>
    <style:style style:name="P137" style:family="paragraph" style:parent-style-name="Standard">
      <style:paragraph-properties fo:margin-left="2.501cm" fo:margin-right="0cm" fo:text-indent="0cm" style:auto-text-indent="false"/>
      <style:text-properties style:font-name="Nimbus Mono L" fo:font-style="normal" style:text-underline-style="none" fo:font-weight="normal" officeooo:rsid="005156ab" officeooo:paragraph-rsid="005156ab" style:font-style-asian="normal" style:font-weight-asian="normal" style:font-style-complex="normal" style:font-weight-complex="normal"/>
    </style:style>
    <style:style style:name="P138" style:family="paragraph" style:parent-style-name="Standard">
      <style:paragraph-properties fo:margin-left="0cm" fo:margin-right="0cm" fo:text-indent="0cm" style:auto-text-indent="false"/>
      <style:text-properties style:font-name="Liberation Serif1" fo:font-style="normal" style:text-underline-style="none" fo:font-weight="normal" officeooo:rsid="00534f0f" officeooo:paragraph-rsid="00534f0f"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502698" style:font-weight-asian="normal" style:font-weight-complex="normal"/>
    </style:style>
    <style:style style:name="T4" style:family="text">
      <style:text-properties fo:font-weight="normal" officeooo:rsid="00534f0f" style:font-weight-asian="normal" style:font-weight-complex="normal"/>
    </style:style>
    <style:style style:name="T5" style:family="text">
      <style:text-properties fo:font-weight="normal" officeooo:rsid="005c6f2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4447f1"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583d1"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583d1"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31014b" style:font-style-asian="normal" style:font-weight-asian="normal" style:font-style-complex="normal" style:font-weight-complex="normal"/>
    </style:style>
    <style:style style:name="T19" style:family="text">
      <style:text-properties fo:font-style="normal" style:text-underline-style="none" fo:font-weight="normal" officeooo:rsid="002f5105" style:font-style-asian="normal" style:font-weight-asian="normal" style:font-style-complex="normal" style:font-weight-complex="normal"/>
    </style:style>
    <style:style style:name="T20" style:family="text">
      <style:text-properties fo:font-style="normal" style:text-underline-style="none" fo:font-weight="normal" officeooo:rsid="003382f2" style:font-style-asian="normal" style:font-weight-asian="normal" style:font-style-complex="normal" style:font-weight-complex="normal"/>
    </style:style>
    <style:style style:name="T21" style:family="text">
      <style:text-properties fo:font-style="normal" style:text-underline-style="none" fo:font-weight="normal" officeooo:rsid="004447f1"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380613" style:font-style-asian="normal" style:font-style-complex="normal"/>
    </style:style>
    <style:style style:name="T24" style:family="text">
      <style:text-properties fo:font-style="normal" style:text-underline-style="none" officeooo:rsid="004447f1" style:font-style-asian="normal" style:font-style-complex="normal"/>
    </style:style>
    <style:style style:name="T25" style:family="text">
      <style:text-properties fo:font-style="normal" style:text-underline-style="none" officeooo:rsid="0044d511" style:font-style-asian="normal" style:font-style-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bold" officeooo:rsid="002f5105" style:font-style-asian="normal" style:font-weight-asian="bold" style:font-style-complex="normal" style:font-weight-complex="bold"/>
    </style:style>
    <style:style style:name="T28" style:family="text">
      <style:text-properties fo:font-style="normal" style:text-underline-style="none" fo:font-weight="bold" officeooo:rsid="0031014b" style:font-style-asian="normal" style:font-weight-asian="bold" style:font-style-complex="normal"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6475b4" style:font-weight-asian="normal" style:font-weight-complex="normal"/>
    </style:style>
    <style:style style:name="T33" style:family="text">
      <style:text-properties style:text-underline-style="none" fo:font-weight="normal" officeooo:rsid="00650342" style:font-weight-asian="normal" style:font-weight-complex="normal"/>
    </style:style>
    <style:style style:name="T34" style:family="text">
      <style:text-properties style:text-underline-style="none" officeooo:rsid="006ce352"/>
    </style:style>
    <style:style style:name="T35" style:family="text">
      <style:text-properties style:text-underline-style="none" officeooo:rsid="006fa5b4"/>
    </style:style>
    <style:style style:name="T36"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ércio Internacional compreende toda a <text:span text:style-name="T1">circulação de bens e serviços entre as fronteiras dos países</text:span><text:span text:style-name="T2">, abrangendo as operações de compra e venda, aluguel, </text:span><text:span text:style-name="T6">leasing</text:span><text:span text:style-name="T12">, doação, etc.</text:span></text:p>
      <text:p text:style-name="P14"/>
      <text:p text:style-name="P3"><text:span text:style-name="T12">Para </text:span><text:span text:style-name="T14">Krugman</text:span><text:span text:style-name="T12">, os países participam do comércio internacional por dois motivos:</text:span></text:p>
      <text:list xml:id="list5791801394615611910" text:style-name="L1">
        <text:list-item>
          <text:p text:style-name="P62"><text:span text:style-name="T12">em razão dos benefícios decorrentes das diferenças entre eles (</text:span><text:span text:style-name="T14">diferenças na dotação de fatores de produção</text:span><text:span text:style-name="T12">), o que permite a </text:span><text:span text:style-name="T14">especialização</text:span><text:span text:style-name="T12"> naquilo que fazem de melhor; e</text:span></text:p>
        </text:list-item>
        <text:list-item>
          <text:p text:style-name="P62"><text:span text:style-name="T12">porque a </text:span><text:span text:style-name="T14">especialização</text:span><text:span text:style-name="T12"> leva à </text:span><text:span text:style-name="T14">economia de escala</text:span><text:span text:style-name="T12">.</text:span></text:p>
        </text:list-item>
      </text:list>
      <text:p text:style-name="P15"/>
      <text:p text:style-name="P4"><text:span text:style-name="T12">Para </text:span><text:span text:style-name="T14">Krugman</text:span><text:span text:style-name="T12">, os conflitos de interesses </text:span><text:span text:style-name="T14">dentro</text:span><text:span text:style-name="T12"> das nações impactam mais a determinação da política comercial do que os conflitos de interesses entre as nações.</text:span></text:p>
      <text:p text:style-name="P16"/>
      <text:p text:style-name="P17">Mercantilismo → acumulação de ouro/prata; superávits na balança comercial (exportações &gt; importações).</text:p>
      <text:p text:style-name="P17"/>
      <text:p text:style-name="P12"><text:span text:style-name="T10">Mercantilismo passou a ser contestado pelo </text:span><text:span text:style-name="T14">pensamento liberal</text:span><text:span text:style-name="T10">:</text:span></text:p>
      <text:list xml:id="list6969630968778601104" text:style-name="L2">
        <text:list-item>
          <text:p text:style-name="P63">1758: David Hume → Da Balança Comercial</text:p>
        </text:list-item>
        <text:list-item>
          <text:p text:style-name="P63">1776: Adam Smith → A Riqueza das Nações</text:p>
        </text:list-item>
      </text:list>
      <text:p text:style-name="P17"/>
      <text:p text:style-name="P13"><text:span text:style-name="T10">As teorias </text:span><text:span text:style-name="T14">clássicas</text:span><text:span text:style-name="T10"> consideram apenas o </text:span><text:span text:style-name="T14">trabalho</text:span><text:span text:style-name="T10"> como fator de produção.</text:span></text:p>
      <text:p text:style-name="P17"/>
      <text:p text:style-name="P11"><text:span text:style-name="T10">Teorias </text:span><text:span text:style-name="T14">clássicas</text:span><text:span text:style-name="T10"> do Comércio Internacional:</text:span></text:p>
      <text:list xml:id="list2464462888137612920" text:style-name="L3">
        <text:list-item>
          <text:p text:style-name="P64">Teoria das vantagens absolutas;</text:p>
        </text:list-item>
        <text:list-item>
          <text:p text:style-name="P64">Teoria das vantagens comparativas.</text:p>
        </text:list-item>
      </text:list>
      <text:p text:style-name="P18"/>
      <text:p text:style-name="P5"><text:span text:style-name="T10">Teoria das Vantagens Absolutas</text:span><text:span text:style-name="T12">:</text:span></text:p>
      <text:list xml:id="list2174469607116465059" text:style-name="L4">
        <text:list-item>
          <text:p text:style-name="P65">Addam Smith;</text:p>
        </text:list-item>
        <text:list-item>
          <text:p text:style-name="P75"><text:span text:style-name="T12">Fonte da riqueza é o </text:span><text:span text:style-name="T10">trabalho</text:span><text:span text:style-name="T12"> </text:span><text:span text:style-name="T13">– considera apenas a </text:span><text:span text:style-name="T11">mão de obra</text:span><text:span text:style-name="T13"> na determinação dos custos de produção</text:span><text:span text:style-name="T12">;</text:span></text:p>
        </text:list-item>
        <text:list-item>
          <text:p text:style-name="P76"><text:span text:style-name="T12">Estado </text:span><text:span text:style-name="T10">não</text:span><text:span text:style-name="T12"> deve intervir na economia → autorregulação do mercado;</text:span></text:p>
        </text:list-item>
        <text:list-item>
          <text:p text:style-name="P66">Estado só interviria:</text:p>
          <text:list>
            <text:list-item>
              <text:p text:style-name="P66">para impedir a existência de monopólios;</text:p>
            </text:list-item>
            <text:list-item>
              <text:p text:style-name="P66">em atividades fundamentais que não despertem interesse da iniciativa privada;</text:p>
            </text:list-item>
          </text:list>
        </text:list-item>
        <text:list-item>
          <text:p text:style-name="P77"><text:span text:style-name="T12">Fundamento para a </text:span><text:span text:style-name="T10">divisão internacional da produção</text:span><text:span text:style-name="T12"> – cada país se especializaria na produção de bens em que possuísse </text:span><text:span text:style-name="T10">maior eficiência</text:span><text:span text:style-name="T12"> → excesso de produção deveria ser objeto de trocas comerciais com outros países;</text:span></text:p>
        </text:list-item>
        <text:list-item>
          <text:p text:style-name="P77"><text:span text:style-name="T12">O comércio internacional resultante da </text:span><text:span text:style-name="T10">divisão da produção</text:span><text:span text:style-name="T12"> produziria </text:span><text:span text:style-name="T15">diminuição de custos</text:span><text:span text:style-name="T17"> e </text:span><text:span text:style-name="T15">aumento do bem-estar</text:span><text:span text:style-name="T17"> à sociedade como um todo;</text:span></text:p>
        </text:list-item>
        <text:list-item>
          <text:p text:style-name="P78"><text:span text:style-name="T22">Não</text:span><text:span text:style-name="T17"> explica o comércio quando um país é </text:span><text:span text:style-name="T22">mais eficiente em todos os bens</text:span><text:span text:style-name="T17"> – essa questão é solucionada pela </text:span><text:span text:style-name="T22">Teoria das Vantagens Comparativas</text:span><text:span text:style-name="T17">.</text:span></text:p>
        </text:list-item>
      </text:list>
      <text:p text:style-name="P19"/>
      <text:p text:style-name="P6"><text:span text:style-name="T22">Teoria das Vantagens Comparativas</text:span><text:span text:style-name="T17"> (ou Custos Comparados):</text:span></text:p>
      <text:list xml:id="list7314167056272854367" text:style-name="L5">
        <text:list-item>
          <text:p text:style-name="P67">David Ricardo;</text:p>
        </text:list-item>
        <text:list-item>
          <text:p text:style-name="P79"><text:span text:style-name="T17">Se baseia na </text:span><text:span text:style-name="T22">deficiência</text:span><text:span text:style-name="T17"> de um país na produção de um bem;</text:span></text:p>
        </text:list-item>
        <text:list-item>
          <text:p text:style-name="P80"><text:span text:style-name="T17">Custos de produção baseados apenas na </text:span><text:span text:style-name="T22">produtividade do trabalho </text:span><text:span text:style-name="T17">– os países se especializarão na produção de bens que o seu trabalho produz de forma </text:span><text:span text:style-name="T22">relativamente eficiente</text:span><text:span text:style-name="T17"> e importarão bens que seu trabalho produz de forma comparativamente ineficiente;</text:span></text:p>
        </text:list-item>
        <text:list-item>
          <text:p text:style-name="P80"><text:span text:style-name="T17">Para </text:span><text:span text:style-name="T22">Krugman</text:span><text:span text:style-name="T17">, são falhas dessa teoria:</text:span></text:p>
          <text:list>
            <text:list-item>
              <text:p text:style-name="P80"><text:span text:style-name="T17">prevê </text:span><text:span text:style-name="T15">grau de especialização muito elevado</text:span><text:span text:style-name="T17">, que não ocorre na prática;</text:span></text:p>
            </text:list-item>
            <text:list-item>
              <text:p text:style-name="P80"><text:soft-page-break/><text:span text:style-name="T17">considera que o </text:span><text:span text:style-name="T15">comércio internacional não produz efeitos indiretos sobre a distribuição de renda</text:span><text:span text:style-name="T17"> no interior dos países. Todavia, os efeitos práticos do comércio internacional sobre a renda são bastante fortes;</text:span></text:p>
            </text:list-item>
            <text:list-item>
              <text:p text:style-name="P68">não reconhece que uma das causas de comércio internacional são as diferenças entre as dotações de recursos entre os países;</text:p>
            </text:list-item>
            <text:list-item>
              <text:p text:style-name="P68">não considera que uma das causas do comércio são as economias de escala.</text:p>
            </text:list-item>
          </text:list>
        </text:list-item>
      </text:list>
      <text:p text:style-name="P20"/>
      <text:p text:style-name="P7"><text:span text:style-name="T22">Teoria das Vantagens Absolutas</text:span><text:span text:style-name="T17"> → especialização na produção de bens com menor quantidade de trabalho possível.</text:span></text:p>
      <text:p text:style-name="P7"><text:span text:style-name="T22">Teoria das Vantagens Comparativas</text:span><text:span text:style-name="T17"> → especialização na produção de bens com custo de produção relativamente inferior.</text:span></text:p>
      <text:p text:style-name="P21"/>
      <text:p text:style-name="P8"><text:span text:style-name="T17">Pela </text:span><text:span text:style-name="T22">Teoria das Vantagens Comparativas</text:span><text:span text:style-name="T17">, um país irá se especializar na produção de bens em que possua vantagem relativa, importando do outro aqueles bens em que possua </text:span><text:span text:style-name="T22">maior custo de oportunidade</text:span><text:span text:style-name="T17">.</text:span></text:p>
      <text:p text:style-name="P22"/>
      <text:p text:style-name="P9"><text:span text:style-name="T22">Teorema Hecksher-Ohlin</text:span><text:span text:style-name="T17">:</text:span></text:p>
      <text:list xml:id="list7316991821952750434" text:style-name="L6">
        <text:list-item>
          <text:p text:style-name="P82"><text:span text:style-name="T19">os países se especializam na produção de bens </text:span><text:span text:style-name="T27">intensivos</text:span><text:span text:style-name="T19"> no fator de produção </text:span><text:span text:style-name="T27">abundante</text:span><text:span text:style-name="T19"> em seu território;</text:span></text:p>
        </text:list-item>
        <text:list-item>
          <text:p text:style-name="P82"><text:span text:style-name="T28">não</text:span><text:span text:style-name="T18"> nega a Teoria das Vantagens Comparativas, mas </text:span><text:span text:style-name="T20">a</text:span><text:span text:style-name="T18"> </text:span><text:span text:style-name="T28">complementa</text:span><text:span text:style-name="T18">;</text:span></text:p>
        </text:list-item>
        <text:list-item>
          <text:p text:style-name="P83"><text:span text:style-name="T18">c</text:span><text:span text:style-name="T17">onsidera que as tecnologias dos países são as mesmas (</text:span><text:span text:style-name="T26">tecnologia é uma constante</text:span><text:span text:style-name="T17">);</text:span></text:p>
        </text:list-item>
        <text:list-item>
          <text:p text:style-name="P84"><text:span text:style-name="T26">não</text:span><text:span text:style-name="T17"> há comércio se ambos países possuem </text:span><text:span text:style-name="T26">estruturas produtivas semelhantes</text:span><text:span text:style-name="T17">.</text:span></text:p>
        </text:list-item>
      </text:list>
      <text:p text:style-name="P23"/>
      <text:p text:style-name="P10"><text:span text:style-name="T22">Novas teorias do Comércio Internacional</text:span><text:span text:style-name="T17">:</text:span></text:p>
      <text:list xml:id="list7164956077668967096" text:style-name="L7">
        <text:list-item>
          <text:p text:style-name="P85"><text:span text:style-name="T1">economias de escala</text:span> permitem que exista comércio entre dois países <text:span text:style-name="T29">mesmo que eles possuam </text:span><text:span text:style-name="T16">idêntica dotações de fatores de produção</text:span><text:span text:style-name="T22">;</text:span></text:p>
        </text:list-item>
        <text:list-item>
          <text:p text:style-name="P86"><text:span text:style-name="T22">economias de escala surgem com a </text:span><text:span text:style-name="T26">especialização</text:span><text:span text:style-name="T22">;</text:span></text:p>
        </text:list-item>
        <text:list-item>
          <text:p text:style-name="P81"><text:span text:style-name="T22">Linder – Teoria dos Gostos dos Consumidores</text:span><text:span text:style-name="T17">:</text:span></text:p>
          <text:list>
            <text:list-item>
              <text:p text:style-name="P69">comportamento da demanda é influenciada pelos gostos dos consumidores;</text:p>
            </text:list-item>
            <text:list-item>
              <text:p text:style-name="P87"><text:span text:style-name="T22">gostos são condicionados pelo </text:span><text:span text:style-name="T16">nível de renda de uma economia</text:span><text:span text:style-name="T22">;</text:span></text:p>
            </text:list-item>
            <text:list-item>
              <text:p text:style-name="P69">renda elevada → maior demanda por bens sofisticados;</text:p>
            </text:list-item>
            <text:list-item>
              <text:p text:style-name="P69">renda baixa → menor demanda por bens sofisticados;</text:p>
            </text:list-item>
            <text:list-item>
              <text:p text:style-name="P70">quanto maior a semelhança de demanda entre dois países, mais semelhante será também a estrutura produtiva deles;</text:p>
            </text:list-item>
            <text:list-item>
              <text:p text:style-name="P88"><text:span text:style-name="T10">quanto mais semelhante a demanda entre dois países, maior será o fluxo comercial entre eles</text:span><text:span text:style-name="T22">;</text:span></text:p>
            </text:list-item>
            <text:list-item>
              <text:p text:style-name="P88"><text:span text:style-name="T22">justifica a existência do </text:span><text:span text:style-name="T10">comércio intraindústria</text:span><text:span text:style-name="T22"> </text:span><text:span text:style-name="T23">(comércio de bens produzidos pelo mesmo segmento industrial);</text:span></text:p>
            </text:list-item>
            <text:list-item>
              <text:p text:style-name="P89"><text:span text:style-name="T22">pretende explicar apenas comércio de bens </text:span><text:span text:style-name="T10">manufaturados</text:span><text:span text:style-name="T22">, e não de bens agrícolas (que continua a ser explicado pelo modelo da dotação de fatores);</text:span></text:p>
            </text:list-item>
          </text:list>
        </text:list-item>
        <text:list-item>
          <text:p text:style-name="P92"><text:span text:style-name="T22">Concorrência monopolística</text:span><text:span text:style-name="T17">:</text:span></text:p>
          <text:list>
            <text:list-item>
              <text:p text:style-name="P71">caracterizada pela existência de grande número de empresas, cada uma detendo o monopólio de seu próprio produto;</text:p>
            </text:list-item>
            <text:list-item>
              <text:p text:style-name="P90"><text:span text:style-name="T22">monopólio é obtido através da </text:span><text:span text:style-name="T10">diferenciação do produto</text:span><text:span text:style-name="T22">;</text:span></text:p>
            </text:list-item>
            <text:list-item>
              <text:p text:style-name="P91"><text:span text:style-name="T22">há </text:span><text:span text:style-name="T10">economias de escala</text:span><text:span text:style-name="T22">;</text:span></text:p>
            </text:list-item>
            <text:list-item>
              <text:p text:style-name="P91"><text:span text:style-name="T22">há </text:span><text:span text:style-name="T10">comércio intraindústria</text:span><text:span text:style-name="T22">.</text:span></text:p>
            </text:list-item>
          </text:list>
        </text:list-item>
      </text:list>
      <text:p text:style-name="P24"/>
      <text:p text:style-name="P35"><text:span text:style-name="T22">No modelo de concorrência </text:span><text:span text:style-name="T26">imperfeita</text:span><text:span text:style-name="T22">, os ganhos do comércio resultam das </text:span><text:span text:style-name="T10">economias de escala</text:span><text:span text:style-name="T22">.</text:span></text:p>
      <text:p text:style-name="P35"><text:span text:style-name="T22">No modelo de concorrência </text:span><text:span text:style-name="T26">perfeita</text:span><text:span text:style-name="T22">, os retornos de escala são </text:span><text:span text:style-name="T10">constantes</text:span><text:span text:style-name="T22">.</text:span></text:p>
      <text:p text:style-name="P25"><text:soft-page-break/></text:p>
      <text:p text:style-name="P36"><text:span text:style-name="T22">Principais características do </text:span><text:span text:style-name="T26">mercantilismo</text:span><text:span text:style-name="T22">:</text:span></text:p>
      <text:list xml:id="list3782445312948534099" text:style-name="L8">
        <text:list-item>
          <text:p text:style-name="P72">protecionismo alfandegário;</text:p>
        </text:list-item>
        <text:list-item>
          <text:p text:style-name="P72">intervencionismo estatal;</text:p>
        </text:list-item>
        <text:list-item>
          <text:p text:style-name="P72">acumulação de ouro e prata;</text:p>
        </text:list-item>
        <text:list-item>
          <text:p text:style-name="P72">população numerosa é benéfica ao país, pois resulta em maior disponibilidade do fator de produção trabalho;</text:p>
        </text:list-item>
        <text:list-item>
          <text:p text:style-name="P72">desenvolvimento econômico por meio do enriquecimento das nações pelo comércio exterior e pela exploração das riquezas coloniais;</text:p>
        </text:list-item>
        <text:list-item>
          <text:p text:style-name="P93"><text:span text:style-name="T22">não</text:span><text:span text:style-name="T17"> foi aplicado em toda a Europa homogeneamente.</text:span></text:p>
        </text:list-item>
      </text:list>
      <text:p text:style-name="P26"/>
      <text:p text:style-name="P37"><text:span text:style-name="T22">David Hume</text:span><text:span text:style-name="T17"> explica o por que do mercantilismo ser falacioso </text:span><text:span text:style-name="T21">(</text:span><text:span text:style-name="T24">Teoria Fluxo-Espécie-Preço</text:span><text:span text:style-name="T21">)</text:span><text:span text:style-name="T17">: </text:span><text:span text:style-name="T8">superávits </text:span><text:span text:style-name="T21">e </text:span><text:span text:style-name="T8">déficits</text:span><text:span text:style-name="T21"> da Balança Comercial são automaticamente corrigidos pelas forças do mercado.</text:span></text:p>
      <text:p text:style-name="P27"/>
      <text:p text:style-name="P38"><text:span text:style-name="T25">N</text:span><text:span text:style-name="T22">eomercantilismo</text:span><text:span text:style-name="T17">: amplo uso de </text:span><text:span text:style-name="T22">BNT</text:span><text:span text:style-name="T17">’s.</text:span></text:p>
      <text:p text:style-name="P28"/>
      <text:p text:style-name="P38"><text:span text:style-name="T22">Livre-cambismo</text:span><text:span text:style-name="T17">: os mercados possuem a capacidade de se </text:span><text:span text:style-name="T12">autorregularem</text:span><text:span text:style-name="T17">.</text:span></text:p>
      <text:p text:style-name="P28"/>
      <text:p text:style-name="P39"><text:span text:style-name="T31">Crash</text:span><text:span text:style-name="T17"> de 29 → Segunda Guerra Mundial → recrudescimento do protecionismo → GATT/47 reduziu progressivamente as tarifas aduaneiras → países começam a fazer uso de BNT’s como nova forma de protecionismo → criada OMC em 94 para combater o protecionismo → redução do protecionismo → crise de 2008 recrudesceu o protecionismo</text:span></text:p>
      <text:p text:style-name="P29"/>
      <text:p text:style-name="P39"><text:span text:style-name="T17">Atualmente o protecionismo se evidencia no campo </text:span><text:span text:style-name="T22">agrícola</text:span><text:span text:style-name="T17"> (principalmente nos países desenvolvidos).</text:span></text:p>
      <text:p text:style-name="P29"/>
      <text:p text:style-name="P40"><text:span text:style-name="T17">Elevados subsídios agrícolas concedidos pelos países europeus é </text:span><text:span text:style-name="T22">empecilho ao fechamento da Rodada Doha</text:span><text:span text:style-name="T17">.</text:span></text:p>
      <text:p text:style-name="P30"/>
      <text:p text:style-name="P41"><text:span text:style-name="T22">Conferência Ministerial de Bali</text:span><text:span text:style-name="T17"> (2013) celebrou o primeiro acordo multilateral desde a criação da OMC: o </text:span><text:span text:style-name="T22">Acordo de Facilitação do Comércio</text:span><text:span text:style-name="T17">.</text:span></text:p>
      <text:p text:style-name="P31"/>
      <text:p text:style-name="P42"><text:span text:style-name="T17">Argumentos protecionistas </text:span><text:span text:style-name="T22">amparados pela OMC</text:span><text:span text:style-name="T17">:</text:span></text:p>
      <text:list xml:id="list8710485216812891378" text:style-name="L9">
        <text:list-item>
          <text:p text:style-name="P73">proteção à indústria nascente;</text:p>
        </text:list-item>
        <text:list-item>
          <text:p text:style-name="P73">promoção da segurança nacional;</text:p>
        </text:list-item>
        <text:list-item>
          <text:p text:style-name="P73">deslealdade comercial;</text:p>
        </text:list-item>
        <text:list-item>
          <text:p text:style-name="P94"><text:span text:style-name="T17">restrições no Balanço de </text:span><text:span text:style-name="T22">Pagamentos</text:span><text:span text:style-name="T17">;</text:span></text:p>
        </text:list-item>
        <text:list-item>
          <text:p text:style-name="P73">surto de importações;</text:p>
        </text:list-item>
        <text:list-item>
          <text:p text:style-name="P73">exceções gerais.</text:p>
        </text:list-item>
      </text:list>
      <text:p text:style-name="P32"/>
      <text:p text:style-name="P43"><text:span text:style-name="T22">Proteção à indústria nascente</text:span><text:span text:style-name="T17">:</text:span></text:p>
      <text:list xml:id="list8084962869726816028" text:style-name="L10">
        <text:list-item>
          <text:p text:style-name="P95"><text:span text:style-name="T17">somente invocável por países nos </text:span><text:span text:style-name="T12">primeiros estágios de desenvolvimento</text:span><text:span text:style-name="T17"> (Haiti, por exemplo);</text:span></text:p>
        </text:list-item>
        <text:list-item>
          <text:p text:style-name="P74">proteção temporária;</text:p>
        </text:list-item>
        <text:list-item>
          <text:p text:style-name="P95"><text:span text:style-name="T17">a </text:span><text:span text:style-name="T22">teoria econômica</text:span><text:span text:style-name="T17"> defende que a proteção à indústria nascente se justifica diante de </text:span><text:span text:style-name="T22">falhas de mercado</text:span><text:span text:style-name="T17">.</text:span></text:p>
        </text:list-item>
      </text:list>
      <text:p text:style-name="P33"/>
      <table:table table:name="Tabela1" table:style-name="Tabela1">
        <table:table-column table:style-name="Tabela1.A"/>
        <text:soft-page-break/>
        <table:table-row>
          <table:table-cell table:style-name="Tabela1.A1" office:value-type="string">
            <text:p text:style-name="P55">Sobre <text:span text:style-name="T1">falhas de mercado</text:span><text:span text:style-name="T2">:</text:span></text:p>
            <text:p text:style-name="P58"/>
            <text:p text:style-name="P56"><text:span text:style-name="T2">para a </text:span>doutrina econômica<text:span text:style-name="T2"> → é argumento válido para adoção de práticas protecionistas</text:span></text:p>
            <text:p text:style-name="P56"><text:span text:style-name="T2">para a </text:span>OMC<text:span text:style-name="T2"> → </text:span>não<text:span text:style-name="T2"> é argumento válido para adoção de práticas protecionistas</text:span></text:p>
            <text:p text:style-name="P59"/>
            <text:p text:style-name="P57"><text:span text:style-name="T2">Se questão não </text:span><text:span text:style-name="T3">se referir</text:span><text:span text:style-name="T2"> </text:span><text:span text:style-name="T3">à</text:span><text:span text:style-name="T2"> OMC, então responder com base na doutrina econômica!</text:span></text:p>
          </table:table-cell>
        </table:table-row>
      </table:table>
      <text:p text:style-name="P33"/>
      <text:p text:style-name="P34">Promoção da segurança nacional<text:span text:style-name="T2">:</text:span></text:p>
      <text:p text:style-name="P135">Artigo XXI – Exceções relativas à segurança</text:p>
      <text:p text:style-name="P135">Nenhuma disposição do presente Acordo será interpretada:</text:p>
      <text:p text:style-name="P135">(a) como impondo a uma Parte Contratante a obrigação de fornecer informações cuja divulgação seja, a seu critério, contrária aos interesses essenciais de sua segurança;</text:p>
      <text:p text:style-name="P135">(b) ou como impedindo uma Parte Contratante de tomar todas as medidas que achar necessárias à proteção dos interesses essenciais de sua segurança:</text:p>
      <text:p text:style-name="P137">(i) relacionando-se às matérias desintegráveis ou às matérias-primas que servem à sua fabricação;</text:p>
      <text:p text:style-name="P137">(ii) relacionando-se ao tráfico de armas, munições e material de guerra e a todo o comércio de outros artigos e materiais destinados direta ou indiretamente a assegurar o aprovisionamento das forças armadas;</text:p>
      <text:p text:style-name="P60"><text:span text:style-name="T2">(iii) </text:span><text:span text:style-name="T4">aplicadas em tempo de guerra ou em caso de grave tensão internacional;</text:span></text:p>
      <text:p text:style-name="P136">(c) ou como impedindo uma Parte Contratante de tomar medidas destinadas ao cumprimento de suas obrigações em virtude da Carta das Nações Unidas, a fim de manter a paz e a segurança internacionais.</text:p>
      <text:p text:style-name="P138"/>
      <text:p text:style-name="P61">Deslealdade comercial <text:span text:style-name="T2">(art. VI do GATT):</text:span></text:p>
      <text:list xml:id="list8736211180288009775" text:style-name="L11">
        <text:list-item>
          <text:p text:style-name="P96"><text:span text:style-name="T2">contra o </text:span><text:span text:style-name="T6">dumping</text:span><text:span text:style-name="T2"> → medidas anti-</text:span><text:span text:style-name="T6">dumping</text:span><text:span text:style-name="T2">;</text:span></text:p>
        </text:list-item>
        <text:list-item>
          <text:p text:style-name="P97">contra o subsídio → medidas compensatórias.</text:p>
        </text:list-item>
      </text:list>
      <text:p text:style-name="P98"/>
      <text:p text:style-name="P44">Restrições no balanço de <text:span text:style-name="T36">pagamentos</text:span><text:span text:style-name="T2"> (art. XII do GATT): com o fim de resguardar a posição financeira exterior e equilibrar seu Balanço de Pagamentos, uma Parte Contratante poderá restringir o volume ou o valor das mercadorias permitidas para importar. Essas restrições deverão ser impostas </text:span>na medida do necessário<text:span text:style-name="T2"> para afastar a ameaça iminente de diminuição relevante de suas reservar monetárias ou deter tal diminuição ou ainda aumentar suas reservas monetárias no caso de estas serem muito exíguas, considerando uma taxa razoável de crescimento.</text:span></text:p>
      <text:p text:style-name="P99"/>
      <text:p text:style-name="P45">Surto de importações<text:span text:style-name="T2"> (art. XIX do GATT): proteção </text:span>temporária<text:span text:style-name="T2"> à indústria nacional.</text:span></text:p>
      <text:p text:style-name="P100"/>
      <text:p text:style-name="P46">Exceções gerais<text:span text:style-name="T2"> (art. XX do GATT):</text:span></text:p>
      <text:list xml:id="list8133289144923084154" text:style-name="L12">
        <text:list-item>
          <text:p text:style-name="P101">proteção da saúde e da vida das pessoas e dos animais e à preservação dos vegetais;</text:p>
        </text:list-item>
        <text:list-item>
          <text:p text:style-name="P101">conservação dos recursos naturais esgotáveis, se tais medidas forem aplicadas conjuntamente com restrições à produção ou ao consumo nacionais;</text:p>
        </text:list-item>
        <text:list-item>
          <text:p text:style-name="P101">proteção da moralidade pública.</text:p>
        </text:list-item>
      </text:list>
      <text:p text:style-name="P102"/>
      <text:p text:style-name="P47"><text:soft-page-break/><text:span text:style-name="T2">As ideias de </text:span>Friedrich List<text:span text:style-name="T2"> estão associadas à </text:span>proteção da indústria nascente<text:span text:style-name="T2">.</text:span></text:p>
      <text:p text:style-name="P103"/>
      <text:p text:style-name="P48"><text:span text:style-name="T2">Segundo </text:span>Friedrich List<text:span text:style-name="T2">, somente deveriam engajar-se no comércio internacional países que estivessem no </text:span>mesmo estágio de desenvolvimento<text:span text:style-name="T2">. </text:span><text:span text:style-name="T5">Os países deveriam conferir proteção às indústrias nascentes.</text:span></text:p>
      <text:p text:style-name="P104"/>
      <text:p text:style-name="P49"><text:span text:style-name="T5">A</text:span><text:span text:style-name="T2">rgumentos </text:span>protecionistas<text:span text:style-name="T2"> </text:span>não<text:span text:style-name="T2"> amparados pela OMC:</text:span></text:p>
      <text:list xml:id="list8784040199456843865" text:style-name="L13">
        <text:list-item>
          <text:p text:style-name="P105">desemprego urbano;</text:p>
        </text:list-item>
        <text:list-item>
          <text:p text:style-name="P105">falhas de mercado;</text:p>
        </text:list-item>
        <text:list-item>
          <text:p text:style-name="P107">redução do diferencial de salários.</text:p>
        </text:list-item>
      </text:list>
      <text:p text:style-name="P106"/>
      <text:p text:style-name="P50">Teoria do “Segundo Melhor”<text:span text:style-name="T2">: teóricos liberalistas argumentam que as falhas de mercado devem ser corrigidas por outras políticas domésticas que não comerciais. Nesse sentido, a opção pelo protecionismo tarifário seria apenas a “segunda melhor” opção.</text:span></text:p>
      <text:p text:style-name="P106"/>
      <text:p text:style-name="P51"><text:span text:style-name="T2">Um dos efeitos do </text:span>livre comércio <text:span text:style-name="T2">é o </text:span>aumento da remuneração do fator de produção abundante<text:span text:style-name="T2"> no território nacional.</text:span></text:p>
      <text:p text:style-name="P108"/>
      <text:p text:style-name="P52"><text:span text:style-name="T2">Segundo o </text:span>livre cambismo<text:span text:style-name="T2">, existe uma </text:span>divisão internacional do trabalho<text:span text:style-name="T2"> (cada país se especializa na produção de determinados produtos).</text:span></text:p>
      <text:p text:style-name="P109"/>
      <text:p text:style-name="P53"><text:span text:style-name="T2">Efeitos econômicos do </text:span>protecionismo<text:span text:style-name="T2">: são variáveis de acordo com diferentes fatores:</text:span></text:p>
      <text:list xml:id="list8720846095318368311" text:style-name="L14">
        <text:list-item>
          <text:p text:style-name="P113"><text:span text:style-name="T2">tamanho do mercado afetado</text:span><text:span text:style-name="T31">:</text:span></text:p>
          <text:list>
            <text:list-item>
              <text:p text:style-name="P113"><text:span text:style-name="T30">país grande</text:span><text:span text:style-name="T31"> que impuser tarifa sobre importação pode afetar o preço mundial do produto, já que haverá excedente considerável disponível no mercado internacional. Com maior oferta do produto, seu preço </text:span><text:span text:style-name="T30">diminui</text:span><text:span text:style-name="T31">;</text:span></text:p>
            </text:list-item>
            <text:list-item>
              <text:p text:style-name="P110">do ponto de vista do país grande, a barreira melhora seus termos de troca;</text:p>
            </text:list-item>
          </text:list>
        </text:list-item>
        <text:list-item>
          <text:p text:style-name="P113"><text:span text:style-name="T2">competitividade estrutural do país protegido</text:span><text:span text:style-name="T31">: </text:span><text:span text:style-name="T32">se um país não possui estruturas produtivas eficientes, nenhuma barreira comercial será suficiente para garantir, mesmo no longo prazo, o desenvolvimento da competitividade da indústria protegida. O governo acaba por sustentar a ineficiência da indústria nacional. Por outro lado, caso o país possua destacado potencial para o desenvolvimento de uma determinada indústria, mas, em função de economias de escala oriundas do pioneirismo de outro país, não conseguir entrar no mercado, a proteção poderá valer a pena;</text:span></text:p>
        </text:list-item>
        <text:list-item>
          <text:p text:style-name="P114"><text:span text:style-name="T2">elasticidade da demanda pelo produto afetado</text:span><text:span text:style-name="T31">: </text:span><text:span text:style-name="T33">produto com demanda inelástica não é afetado por barreiras comerciais de pequeno custo. Assim, uma tarifa ótima dependerá das características de cada produto.</text:span></text:p>
        </text:list-item>
      </text:list>
      <text:p text:style-name="P111"/>
      <text:p text:style-name="P54"><text:span text:style-name="T33">O </text:span><text:span text:style-name="T31">protecionismo tem como efeito o </text:span><text:span text:style-name="T30">aumento</text:span><text:span text:style-name="T31"> da remuneração do fator de produção intensivo no bem protegido (Teorema Stolper-Samuelson).</text:span></text:p>
      <text:p text:style-name="P112"/>
      <text:p text:style-name="P115"><text:span text:style-name="T31">As </text:span><text:span text:style-name="T30">tarifas</text:span><text:span text:style-name="T31"> têm como efeito o </text:span><text:span text:style-name="T30">aumento</text:span><text:span text:style-name="T31"> do preço do bem no país </text:span><text:span text:style-name="T30">importador</text:span><text:span text:style-name="T31"> e a </text:span><text:span text:style-name="T30">redução</text:span><text:span text:style-name="T31"> do preço desse bem no país </text:span><text:span text:style-name="T30">exportador</text:span><text:span text:style-name="T31">.</text:span></text:p>
      <text:p text:style-name="P115"><text:span text:style-name="T31"/></text:p>
      <text:p text:style-name="P116"><text:span text:style-name="T30">Industrialização orientada à exportações</text:span><text:span text:style-name="T31">:</text:span></text:p>
      <text:list xml:id="list7364716864599674014" text:style-name="L15">
        <text:list-item>
          <text:p text:style-name="P117"><text:span text:style-name="T31">foco no mercado internacional;</text:span></text:p>
        </text:list-item>
        <text:list-item>
          <text:p text:style-name="P117"><text:span text:style-name="T31">economias do Leste Asiático;</text:span></text:p>
        </text:list-item>
        <text:list-item>
          <text:p text:style-name="P117"><text:span text:style-name="T31">alto crescimento econômico;</text:span></text:p>
        </text:list-item>
        <text:list-item>
          <text:p text:style-name="P117"><text:span text:style-name="T31">taxas de proteção efetiva baixas;</text:span></text:p>
        </text:list-item>
        <text:list-item>
          <text:p text:style-name="P117"><text:soft-page-break/><text:span text:style-name="T31">para alguns economistas, sucesso se deveu à política comercial;</text:span></text:p>
        </text:list-item>
        <text:list-item>
          <text:p text:style-name="P117"><text:span text:style-name="T31">para outros, à política indústrial;</text:span></text:p>
        </text:list-item>
        <text:list-item>
          <text:p text:style-name="P117"><text:span text:style-name="T31">para outros, ao intervencionismo sofisticado do governo (incentivos à educação, qualificação profissional e investimentos em infraestrutura);</text:span></text:p>
        </text:list-item>
        <text:list-item>
          <text:p text:style-name="P117"><text:span text:style-name="T31">para outros, à taxa de poupança interna e aos elevados investimentos em ensino público;</text:span></text:p>
        </text:list-item>
        <text:list-item>
          <text:p text:style-name="P117"><text:span text:style-name="T31">países </text:span><text:span text:style-name="T30">pequenos</text:span><text:span text:style-name="T31"> conseguem auferir maiores benefícios do uso de políticas industriais orientadas para exportações.</text:span></text:p>
        </text:list-item>
      </text:list>
      <text:p text:style-name="P116"><text:span text:style-name="T31"/></text:p>
      <text:p text:style-name="P116"><text:span text:style-name="T30">Política comercial estratégica</text:span><text:span text:style-name="T31">:</text:span></text:p>
      <text:list xml:id="list563944402991215666" text:style-name="L16">
        <text:list-item>
          <text:p text:style-name="P118"><text:span text:style-name="T31">problema da apropriabilidade: empresas de alta tecnologia geram conhecimentos que são usados por outras empresas sem que estas últimas tenham que pagar por isso – alguns setores intensivos em tecnologia geram externalidades positivas que não são apropriadas em sua integralidade pelas empresas inovadoras;</text:span></text:p>
        </text:list-item>
        <text:list-item>
          <text:p text:style-name="P133"><text:span text:style-name="T31">a </text:span><text:span text:style-name="T30">proteção</text:span><text:span text:style-name="T31"> a setores intensivos em tecnologia pode gerar externalidades positivas;</text:span></text:p>
        </text:list-item>
        <text:list-item>
          <text:p text:style-name="P118"><text:span text:style-name="T31">governo deve estimular a produção de bens de </text:span><text:span text:style-name="T30">maior valor agregado</text:span><text:span text:style-name="T31"> e de </text:span><text:span text:style-name="T30">maior potencial de irradiação econômica</text:span><text:span text:style-name="T31">.</text:span></text:p>
        </text:list-item>
      </text:list>
      <text:p text:style-name="P119"><text:span text:style-name="T31"/></text:p>
      <text:p text:style-name="P120"><text:span text:style-name="T30">BNT’s</text:span><text:span text:style-name="T31">:</text:span></text:p>
      <text:list xml:id="list8223168931672332291" text:style-name="L17">
        <text:list-item>
          <text:p text:style-name="P121"><text:span text:style-name="T30">Cotas</text:span><text:span text:style-name="T31">:</text:span></text:p>
          <text:list>
            <text:list-item>
              <text:p text:style-name="P121"><text:span text:style-name="T2">cotas não tarifárias</text:span><text:span text:style-name="T31">: quantidade máxima de produto que pode entrar no país;</text:span></text:p>
            </text:list-item>
            <text:list-item>
              <text:p text:style-name="P121"><text:span text:style-name="T2">cotas tarifárias</text:span><text:span text:style-name="T31">: quantidade de entrada do produto além do qual será maior a alíquota do II;</text:span></text:p>
            </text:list-item>
          </text:list>
        </text:list-item>
        <text:list-item>
          <text:p text:style-name="P121"><text:span text:style-name="T30">Subsídios</text:span><text:span text:style-name="T31">:</text:span></text:p>
          <text:list>
            <text:list-item>
              <text:p text:style-name="P121"><text:span text:style-name="T2">subsídios à exportação</text:span><text:span text:style-name="T31">: ex.: para cada KG de soja exportada, o agricultor receberá R$ 3;</text:span></text:p>
            </text:list-item>
            <text:list-item>
              <text:p text:style-name="P121"><text:span text:style-name="T2">subsídios de ajuda interna</text:span><text:span text:style-name="T31">: ex.: para cada KG de soja produzido, o agricultor receberá R$3;</text:span></text:p>
            </text:list-item>
            <text:list-item>
              <text:p text:style-name="P121"><text:span text:style-name="T31">no </text:span><text:span text:style-name="T30">curto prazo</text:span><text:span text:style-name="T31">, podem trazer resultados positivos para a economia;</text:span></text:p>
            </text:list-item>
            <text:list-item>
              <text:p text:style-name="P121"><text:span text:style-name="T31">no </text:span><text:span text:style-name="T30">longo prazo</text:span><text:span text:style-name="T31">, distorcem a alocação eficiente dos fatores de produção, trazendo prejuízos à economia;</text:span></text:p>
            </text:list-item>
            <text:list-item>
              <text:p text:style-name="P121"><text:span text:style-name="T31">os efeitos dos subsídios à exportação sobre os preços são </text:span><text:span text:style-name="T30">exatamente o inverso</text:span><text:span text:style-name="T31"> dos efeitos provocados pelas tarifas:</text:span></text:p>
              <text:list>
                <text:list-item>
                  <text:p text:style-name="P121"><text:span text:style-name="T31">as </text:span><text:span text:style-name="T34">TARIFAS</text:span><text:span text:style-name="T31"> </text:span><text:span text:style-name="T30">aumentam</text:span><text:span text:style-name="T31"> o preço do bem no país </text:span><text:span text:style-name="T30">importador</text:span><text:span text:style-name="T31">, e </text:span><text:span text:style-name="T30">reduzem</text:span><text:span text:style-name="T31"> o preço do bem no país </text:span><text:span text:style-name="T30">exportador</text:span><text:span text:style-name="T31">;</text:span></text:p>
                </text:list-item>
                <text:list-item>
                  <text:p text:style-name="P122"><text:span text:style-name="T31">os </text:span><text:span text:style-name="T30">SUBSÍDIOS</text:span><text:span text:style-name="T31"> </text:span><text:span text:style-name="T30">À EXPORTAÇÃO</text:span><text:span text:style-name="T31"> </text:span><text:span text:style-name="T30">reduzem</text:span><text:span text:style-name="T31"> o preço do bem no país </text:span><text:span text:style-name="T30">importador</text:span><text:span text:style-name="T31">, e </text:span><text:span text:style-name="T30">aumentam</text:span><text:span text:style-name="T31"> o preço do bem no país </text:span><text:span text:style-name="T30">exportador</text:span><text:span text:style-name="T31">;</text:span></text:p>
                </text:list-item>
              </text:list>
            </text:list-item>
            <text:list-item>
              <text:p text:style-name="P122"><text:span text:style-name="T31">a </text:span><text:span text:style-name="T30">redução do preço das exportações</text:span><text:span text:style-name="T31"> (preço do bem no país importador) </text:span><text:span text:style-name="T30">piora os termos de troca do país que concede os subsídios à exportação</text:span><text:span text:style-name="T31">;</text:span></text:p>
            </text:list-item>
            <text:list-item>
              <text:p text:style-name="P132"><text:span text:style-name="T31">os subsídios à exportação geram </text:span><text:span text:style-name="T30">perda do bem-estar social</text:span><text:span text:style-name="T31">;</text:span></text:p>
            </text:list-item>
          </text:list>
        </text:list-item>
        <text:list-item>
          <text:p text:style-name="P123"><text:span text:style-name="T30">Medidas anti-</text:span><text:span text:style-name="T9">dumping/</text:span><text:span text:style-name="T35">compensatórias</text:span><text:span text:style-name="T31">:</text:span></text:p>
          <text:list>
            <text:list-item>
              <text:p text:style-name="P124"><text:span text:style-name="T2">medidas anti-</text:span><text:span text:style-name="T6">dumping</text:span><text:span text:style-name="T31">: autorizadas pela OMC para combater o </text:span><text:span text:style-name="T7">dumping</text:span><text:span text:style-name="T31">;</text:span></text:p>
            </text:list-item>
            <text:list-item>
              <text:p text:style-name="P124"><text:span text:style-name="T2">medidas compensatórias</text:span><text:span text:style-name="T31">: autorizadas pela OMC para combater os subsídios;</text:span></text:p>
            </text:list-item>
            <text:list-item>
              <text:p text:style-name="P125"><text:span text:style-name="T31">como são sanções a atos ilícitos, têm natureza jurídica </text:span><text:span text:style-name="T30">não tributária</text:span><text:span text:style-name="T31">;</text:span></text:p>
            </text:list-item>
          </text:list>
        </text:list-item>
        <text:list-item>
          <text:p text:style-name="P126"><text:span text:style-name="T30">Medidas de salvaguarda</text:span><text:span text:style-name="T31">:</text:span></text:p>
          <text:list>
            <text:list-item>
              <text:p text:style-name="P126"><text:span text:style-name="T31">combater surto de importações;</text:span></text:p>
            </text:list-item>
            <text:list-item>
              <text:p text:style-name="P126"><text:span text:style-name="T31">podem ser aplicadas na forma de BT’s ou BNT’s;</text:span></text:p>
            </text:list-item>
          </text:list>
        </text:list-item>
        <text:list-item>
          <text:p text:style-name="P127"><text:span text:style-name="T30">Licenças de importação</text:span><text:span text:style-name="T31">;</text:span></text:p>
        </text:list-item>
        <text:list-item>
          <text:p text:style-name="P127"><text:span text:style-name="T30">Taxas múltiplas de câmbio</text:span><text:span text:style-name="T31">;</text:span></text:p>
        </text:list-item>
        <text:list-item>
          <text:p text:style-name="P127"><text:soft-page-break/><text:span text:style-name="T30">Regulamentações técnicas</text:span><text:span text:style-name="T31">;</text:span></text:p>
        </text:list-item>
        <text:list-item>
          <text:p text:style-name="P127"><text:span text:style-name="T30">Medidas sanitárias e fitossanitárias</text:span><text:span text:style-name="T31">;</text:span></text:p>
        </text:list-item>
        <text:list-item>
          <text:p text:style-name="P127"><text:span text:style-name="T30">Práticas arbitrárias de valoração aduaneira</text:span><text:span text:style-name="T31">: superdimensionamento da BC do II;</text:span></text:p>
        </text:list-item>
        <text:list-item>
          <text:p text:style-name="P127"><text:span text:style-name="T30">Acordos voluntários de restrição às exportações</text:span><text:span text:style-name="T31"> (AVRE’s): acordos bilaterais pelos quais um país exportador se compromete a limitar suas exportações de um determinado produto para o mercado do país importador;</text:span></text:p>
        </text:list-item>
        <text:list-item>
          <text:p text:style-name="P127"><text:span text:style-name="T30">Requisitos de conteúdo nacional</text:span><text:span text:style-name="T31">;</text:span></text:p>
        </text:list-item>
        <text:list-item>
          <text:p text:style-name="P128"><text:span text:style-name="T30">Formalidades alfandegárias</text:span><text:span text:style-name="T31">.</text:span></text:p>
        </text:list-item>
      </text:list>
      <text:p text:style-name="P129"><text:span text:style-name="T31"/></text:p>
      <text:p text:style-name="P130"><text:span text:style-name="T30">BT’s</text:span><text:span text:style-name="T31">:</text:span></text:p>
      <text:list xml:id="list7855615526770859350" text:style-name="L18">
        <text:list-item>
          <text:p text:style-name="P131"><text:span text:style-name="T30">tarifas </text:span><text:span text:style-name="T9">ad valorem</text:span><text:span text:style-name="T31">: alíquota x BC (valor aduaneiro ou preço normal);</text:span></text:p>
        </text:list-item>
        <text:list-item>
          <text:p text:style-name="P131"><text:span text:style-name="T30">tarifas específicas </text:span><text:span text:style-name="T31">(</text:span><text:span text:style-name="T7">ad mensuram</text:span><text:span text:style-name="T31">): sobre unidade de medida. Ex.: R$ 1,00/KG;</text:span></text:p>
        </text:list-item>
        <text:list-item>
          <text:p text:style-name="P131"><text:span text:style-name="T30">tarifas mistas</text:span><text:span text:style-name="T31">: </text:span><text:span text:style-name="T7">ad valorem + ad mensuram</text:span><text:span text:style-name="T31">. Ex.: R$ 1,00/KG + 10%;</text:span></text:p>
        </text:list-item>
        <text:list-item>
          <text:p text:style-name="P131"><text:span text:style-name="T30">tarifas técnicas</text:span><text:span text:style-name="T31">: consideram o conteúdo/componentes do produto. Ex.: R$ 1,00/KG de couro;</text:span></text:p>
        </text:list-item>
        <text:list-item>
          <text:p text:style-name="P131"><text:span text:style-name="T31">são </text:span><text:span text:style-name="T30">mais transparentes</text:span><text:span text:style-name="T31">.</text:span></text:p>
        </text:list-item>
      </text:list>
      <text:p text:style-name="P130"><text:span text:style-name="T31"/></text:p>
      <text:p text:style-name="P130"><text:span text:style-name="T31"/></text:p>
      <text:p text:style-name="P134"><text:span text:style-name="T31">Termos de troca = Preço das Exportações / Preço da Importaçõ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5897" officeooo:paragraph-rsid="0018589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0 – Políticas comercia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6:29:11.302341840</meta:creation-date>
    <dc:date>2018-02-20T20:01:10.228422490</dc:date>
    <meta:editing-duration>PT3H57M53S</meta:editing-duration>
    <meta:editing-cycles>87</meta:editing-cycles>
    <meta:generator>LibreOffice/5.2.7.2$Linux_X86_64 LibreOffice_project/20m0$Build-2</meta:generator>
    <meta:document-statistic meta:table-count="1" meta:image-count="0" meta:object-count="0" meta:page-count="7" meta:paragraph-count="174" meta:word-count="2306" meta:character-count="14925" meta:non-whitespace-character-count="12901"/>
  </office:meta>
</office:document-meta>
</file>